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paragraph-properties fo:margin-left="0.5in" fo:margin-right="0in" fo:margin-top="0in" fo:margin-bottom="0in" style:contextual-spacing="false" fo:text-indent="-0.5in" style:auto-text-indent="false"/>
      <style:text-properties officeooo:paragraph-rsid="001de614"/>
    </style:style>
    <style:style style:name="P2" style:family="paragraph" style:parent-style-name="Bibliography_20_1">
      <style:text-properties officeooo:paragraph-rsid="001de614"/>
    </style:style>
    <style:style style:name="P3" style:family="paragraph" style:parent-style-name="EndNote_20_Bibliography">
      <style:paragraph-properties fo:margin-left="0.5in" fo:margin-right="0in" fo:margin-top="0in" fo:margin-bottom="0in" style:contextual-spacing="false" fo:text-indent="-0.5in" style:auto-text-indent="false"/>
      <style:text-properties officeooo:paragraph-rsid="00196f0f"/>
    </style:style>
    <style:style style:name="P4" style:family="paragraph" style:parent-style-name="EndNote_20_Bibliography">
      <style:paragraph-properties fo:margin-left="0.5in" fo:margin-right="0in" fo:margin-top="0in" fo:margin-bottom="0in" style:contextual-spacing="false" fo:text-indent="-0.5in" style:auto-text-indent="false"/>
      <style:text-properties officeooo:rsid="00196f0f" officeooo:paragraph-rsid="00196f0f"/>
    </style:style>
    <style:style style:name="P5" style:family="paragraph" style:parent-style-name="EndNote_20_Bibliography">
      <style:paragraph-properties fo:margin-left="0.5in" fo:margin-right="0in" fo:margin-top="0in" fo:margin-bottom="0in" style:contextual-spacing="false" fo:text-indent="-0.5in" style:auto-text-indent="false"/>
      <style:text-properties officeooo:rsid="001b4743" officeooo:paragraph-rsid="001de614"/>
    </style:style>
    <style:style style:name="P6" style:family="paragraph" style:parent-style-name="EndNote_20_Bibliography">
      <style:paragraph-properties fo:margin-left="0.5in" fo:margin-right="0in" fo:margin-top="0in" fo:margin-bottom="0in" style:contextual-spacing="false" fo:text-indent="-0.5in" style:auto-text-indent="false"/>
      <style:text-properties officeooo:paragraph-rsid="001cd0ad"/>
    </style:style>
    <style:style style:name="P7" style:family="paragraph" style:parent-style-name="EndNote_20_Bibliography">
      <style:paragraph-properties fo:margin-left="0in" fo:margin-right="0in" fo:margin-top="0in" fo:margin-bottom="0in" style:contextual-spacing="false" fo:text-indent="0in" style:auto-text-indent="false"/>
      <style:text-properties officeooo:rsid="001b4743" officeooo:paragraph-rsid="00196f0f"/>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style>
    <style:style style:name="T6" style:family="text">
      <style:text-properties fo:font-style="normal" style:font-style-asian="normal" style:font-style-complex="normal"/>
    </style:style>
    <style:style style:name="T7" style:family="text">
      <style:text-properties officeooo:rsid="001de6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llucci, Elisa, Elena Bitocchi, Alberto Ferrarini, Andrea Benazzo, Eleonora Biagetti, Sebastian Klie, Andrea Minio, et al. 2014. “Decreased Nucleotide and Expression Diversity and Modified Coexpression Patterns Characterize Domestication in the Common Bean.” <text:span text:style-name="T2">The Plant Cell</text:span> 26 (5): 1901–12. https://doi.org/10.1105/tpc.114.124040.</text:p>
      <text:p text:style-name="P2">Bitocchi, Elena, Elisa Bellucci, Alessandro Giardini, Domenico Rau, Monica Rodriguez, Eleonora Biagetti, Rodolfo Santilocchi, et al. 2013. “Molecular Analysis of the Parallel Domestication of the Common Bean (Phaseolus Vulgaris) in Mesoamerica and the Andes.” <text:span text:style-name="T2">New Phytologist</text:span> 197 (1): 300–313.</text:p>
      <text:p text:style-name="P2">Bitocchi, Elena, Laura Nanni, Elisa Bellucci, Monica Rossi, Alessandro Giardini, Pierluigi Spagnoletti Zeuli, Giuseppina Logozzo, et al. 2012. “Mesoamerican Origin of the Common Bean (Phaseolus Vulgaris L.) Is Revealed by Sequence Data.” <text:span text:style-name="T2">Proceedings of the National Academy of Sciences</text:span> 109 (14): E788–96. https://doi.org/10.1073/pnas.1108973109.</text:p>
      <text:p text:style-name="P2">Feldman, M. W., and R. C. Lewontin. 1975. “The Heritability Hang-Up.” <text:span text:style-name="T2">Science</text:span> 190 (4220): 1163–68.</text:p>
      <text:p text:style-name="P2">Gepts, P., T. C. Osborn, K. Rashka, and F. A. Bliss. 1986. “Phaseolin-Protein Variability in Wild Forms and Landraces of the Common Bean(Phaseolus Vulgaris): Evidence for Multiple Centers of Domestication.” <text:span text:style-name="T2">Economic Botany</text:span> 40 (4): 451–68. https://doi.org/10.1007/BF02859659.</text:p>
      <text:p text:style-name="P2">Gray, Melissa M., Julie M. Granka, Carlos D. Bustamante, Nathan B. Sutter, Adam R. Boyko, Lan Zhu, Elaine A. Ostrander, and Robert K. Wayne. 2009. “Linkage Disequilibrium and Demographic History of Wild and Domestic Canids.” <text:span text:style-name="T2">Genetics</text:span> 181 (4): 1493–1505. https://doi.org/10.1534/genetics.108.098830.</text:p>
      <text:p text:style-name="P2">Hoffmann, Ary A., and Miriam J. Hercus. 2000. “Environmental Stress as an Evolutionary Force.” <text:span text:style-name="T2">BioScience</text:span> 50 (3): 217–26. https://doi.org/10.1641/0006-3568(2000)050[0217:ESAAEF]2.3.CO;2.</text:p>
      <text:p text:style-name="P2">Hoffmann, Ary A., and Juha Merilä. 1999. “Heritable Variation and Evolution under Favourable and Unfavourable Conditions.” <text:span text:style-name="T2">Trends in Ecology &amp; Evolution</text:span> 14 (3): 96–101. https://doi.org/10.1016/S0169-5347(99)01595-5.</text:p>
      <text:p text:style-name="P2">Lin, Tao, Guangtao Zhu, Junhong Zhang, Xiangyang Xu, Qinghui Yu, Zheng Zheng, Zhonghua Zhang, et al. 2014. “Genomic Analyses Provide Insights into the History of Tomato Breeding.” <text:span text:style-name="T2">Nature Genetics</text:span> 46 (11): 1220–26. https://doi.org/10.1038/ng.3117.</text:p>
      <text:p text:style-name="P2">Miller, Allison J., and Briana L. Gross. 2011. “From Forest to Field: Perennial Fruit Crop Domestication.” <text:span text:style-name="T2">American Journal of Botany</text:span> 98 (9): 1389–1414.</text:p>
      <text:p text:style-name="P2">Moyers, Brook T, Peter L Morrell, and John K McKay. 2018. “Genetic Costs of Domestication and Improvement.” <text:span text:style-name="T2">Journal of Heredity</text:span> 109 (2): 103–16. https://doi.org/10.1093/jhered/esx069.</text:p>
      <text:p text:style-name="P2">Privé, Florian, Hugues Aschard, Andrey Ziyatdinov, and Michael G B Blum. 2018. “Efficient Analysis of Large-Scale Genome-Wide Data with Two R Packages: Bigstatsr and Bigsnpr.” <text:span text:style-name="T2">Bioinformatics</text:span> 34 (16): 2781–87. https://doi.org/10.1093/bioinformatics/bty185.</text:p>
      <text:p text:style-name="P2">Schmutz, Jeremy, Phillip E. McClean, Sujan Mamidi, G. Albert Wu, Steven B. Cannon, Jane Grimwood, Jerry Jenkins, et al. 2014. “A Reference Genome for Common Bean and Genome-Wide Analysis of Dual Domestications.” <text:span text:style-name="T2">Nature Genetics</text:span> 46 (7): 707–13. https://doi.org/10.1038/ng.3008.</text:p>
      <text:p text:style-name="P2">Singh, Shree P. n.d. “Patterns of Variation in Cultivated Common Bean (Ehaseolus Vulgaris, Fabaceae).” <text:span text:style-name="T2">ECONOMIC BOTANY</text:span> 43: 19.</text:p>
      <text:p text:style-name="P1">Wilson, A. J., J. M. Pemberton, J. G. Pilkington, D. W. Coltman, D. V. Mifsud, T. H. Clutton-Brock, and L. E. B. Kruuk. 2006. “Environmental Coupling of Selection and Heritability Limits Evolution.” <text:span text:style-name="T2">PLOS Biology</text:span> 4 (7): e216. <text:a xlink:type="simple" xlink:href="https://doi.org/10.1371/journal.pbio.0040216" text:style-name="Internet_20_link" text:visited-style-name="Visited_20_Internet_20_Link">https://doi.org/10.1371/journal.pbio.0040216</text:a>.</text:p>
      <text:p text:style-name="P1"/>
      <text:p text:style-name="P1"/>
      <text:p text:style-name="P1"/>
      <text:p text:style-name="P5"><text:soft-page-break/>Eckert, F., H. Kandel, B. Johnson, G. Rojas-Cifuentes, C. Deplazes<text:span text:style-name="T2"> et al.</text:span>, 2011 Seed Yield and Loss of Dry Bean Cultivars under Conventional and Direct Harvest. Agronomy Journal 103<text:span text:style-name="T5">:</text:span> 129.</text:p>
      <text:p text:style-name="P3">FAOSTAT, 2015 Food and Agriculture Organization of the United Nations, pp., <text:a xlink:type="simple" xlink:href="http://faostat3.fao.org/" text:style-name="Internet_20_link" text:visited-style-name="Visited_20_Internet_20_Link"><text:span text:style-name="Internet_20_link">http://faostat3.fao.org/</text:span></text:a> </text:p>
      <text:p text:style-name="P6">Hurtado-Gonzales, O. P., G. Valentini, T. A. S. Gilio, A. M. Martins, Q. Song<text:span text:style-name="T2"> et al.</text:span>, 2017 Fine Mapping of <text:span text:style-name="T2">Ur-3</text:span>, a Historically Important Rust Resistance Locus in Common Bean. G3: Genes|Genomes|Genetics 7<text:span text:style-name="T5">:</text:span> 557-569.</text:p>
      <text:p text:style-name="P5">Kaplan, L. 1965. Archeology and domestication in American Phaseolus (beans). Econ. Bot 19(4):358-368. doi:10.1007/BF02904806</text:p>
      <text:p text:style-name="P6">Kelly, J. D., 2001 Remaking bean plant architecture for efficient production, pp. 109-143 in <text:span text:style-name="T2">Advances in Agronomy</text:span>. Academic Press.</text:p>
      <text:p text:style-name="P5">Kraft KH, Brown CH, Nabhan GP, Luedeling E, Ruiz JDJL, Coppens de’Eckenbrugge G, Hijmans RJ, Gepts P. 2014. Multiple lines of evidence for the origin of domesticated chili pepper, Capsicum annuum, in Mexico. Proceedings of the National Academy of Sciences, USA 111: 6165–6170.</text:p>
      <text:p text:style-name="P3">Mamidi, S., M. Rossi, D. Annam, S. Moghaddam, R. Lee<text:span text:style-name="T2"> et al.</text:span>, 2011 Investigation of the domestication of common bean (Phaseolus vulgaris) using multilocus sequence data. Functional Plant Biology 38<text:span text:style-name="T5">:</text:span> 953.</text:p>
      <text:p text:style-name="P3">Myers, J., 1988 The Cooperative Dry Bean Nursery. Reports of the Bean Improvement Cooperative 209-210.</text:p>
      <text:p text:style-name="P5">Papa R, Gepts P. 2003. Asymmetry of gene flow and differential geographical structure of molecular diversity in wild and domesticated common bean (Phaseolus vulgaris L.) from Mesoamerica. Theoretical and Applied Genetics 106:239–250.</text:p>
      <text:p text:style-name="P5">Papa R, Bellucci E, Rossi M, Leonardi S, Rau D, Gepts P, Nanni L, Attene G. 2007. Tagging the signatures of domestication in common bean (Phaseolus vulgaris) by means of pooled DNA samples. Annals of Botany 100:1039–1051.</text:p>
      <text:p text:style-name="P5">Rodriguez M, Rau D, Angioi SA, Bellucci E, Bitocchi E, Nanni L, Knupffer H, Negri V, Papa R, Attene G. 2013. European Phaseolus coccineus L. Landraces: population structure and adaptation, as revealed by cpSSRs and phenot<text:span text:style-name="T7">yp</text:span>ic analyses. PLoS ONE 8: e57337.</text:p>
      <text:p text:style-name="P3">Schmutz, J., P. E. McClean, S. Mamidi, G. A. Wu, S. B. Cannon<text:span text:style-name="T2"> et al.</text:span>, 2014 A reference genome for common bean and genome-wide analysis of dual domestications. Nature Genetics 46<text:span text:style-name="T5">:</text:span> 707-713.</text:p>
      <text:p text:style-name="P4">Singh, S. 1989 Patterns of Variation in Cultivated Common Bean (<text:span text:style-name="T3">Phaseolus vulgaris</text:span><text:span text:style-name="T6">, Fabaceae). Economic Botany 43(1):39-57.</text:span></text:p>
      <text:p text:style-name="P3">Singh, S., 2000 50 years of the Cooperative Dry Bean Nursery. Reports of the Bean Improvement Cooperative<text:span text:style-name="T5">:</text:span> 110-111.</text:p>
      <text:p text:style-name="P6">Soltani, A., M. Bello, E. Mndolwa, S. Schroder, S. M. Moghaddam<text:span text:style-name="T2"> et al.</text:span>, 2016 Targeted Analysis of Dry Bean Growth Habit: Interrelationship among Architectural, Phenological, and Yield Components. Crop Science 56<text:span text:style-name="T5">:</text:span> 3005.</text:p>
      <text:p text:style-name="P3">Vandemark, G. J., M. A. Brick, J. M. Osorno, J. D. Kelly, C. A. Urrea<text:span text:style-name="T2"> et al.</text:span>, 2014 Edible Grain Legumes.</text:p>
      <text:p text:style-name="P3"/>
      <text:p text:style-name="P3">Singh, S.P., Gepts, P. &amp; Debouck, D.G. Races of common bean (<text:span text:style-name="T1">Phaseolus vulgaris</text:span>, Fabaceae). <text:span text:style-name="T1">Econ. Bot.</text:span> <text:span text:style-name="T4">45</text:span>, 379–396 (1991).</text:p>
      <text:p text:style-name="P3">Kwak, M. &amp; Gepts, P. Structure of genetic diversity in the two major gene pools of common bean (<text:span text:style-name="T1">Phaseolus vulgaris</text:span> L., Fabaceae). <text:span text:style-name="T1">Theor. Appl. Genet.</text:span> <text:span text:style-name="T4">118</text:span>, 979–992 (2009).</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1" style:font-family-complex="Calibri" style:font-family-generic-complex="system" style:font-pitch-complex="variable"/>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17:56:48.540981022</meta:creation-date>
    <dc:date>2021-05-11T19:01:53.053951819</dc:date>
    <meta:editing-duration>PT24M33S</meta:editing-duration>
    <meta:editing-cycles>1</meta:editing-cycles>
    <meta:document-statistic meta:table-count="0" meta:image-count="0" meta:object-count="0" meta:page-count="2" meta:paragraph-count="33" meta:word-count="952" meta:character-count="6632" meta:non-whitespace-character-count="5730"/>
    <meta:generator>LibreOffice/7.0.4.2$Linux_X86_64 LibreOffice_project/00$Build-2</meta:generator>
  </office:meta>
</office:document-meta>
</file>